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220000003A788FC89C.png"/>
  <manifest:file-entry manifest:media-type="image/png" manifest:full-path="Pictures/100000000000035B000001FD12678E2C.png"/>
  <manifest:file-entry manifest:media-type="image/png" manifest:full-path="Pictures/10000000000004C1000002996F1D91A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1" text:anchor-type="paragraph" svg:width="6.6929in" svg:height="3.9654in" draw:z-index="0"><draw:image xlink:href="Pictures/100000000000035B000001FD12678E2C.png" xlink:type="simple" xlink:show="embed" xlink:actuate="onLoad"/></draw:frame></text:p>
      <text:p text:style-name="Standard"><draw:frame draw:style-name="fr1" draw:name="Grafik2" text:anchor-type="paragraph" svg:width="6.6929in" svg:height="3.6571in" draw:z-index="1"><draw:image xlink:href="Pictures/10000000000004C1000002996F1D91A5.png" xlink:type="simple" xlink:show="embed" xlink:actuate="onLoad"/></draw:frame></text:p>
      <text:p text:style-name="Standard"/>
      <text:p text:style-name="Standard"><draw:frame draw:style-name="fr2" draw:name="Grafik3" text:anchor-type="paragraph" svg:width="2.4165in" svg:height="0.4835in" draw:z-index="2"><draw:image xlink:href="Pictures/10000000000001220000003A788FC89C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one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4-20T18:09:58.34</meta:creation-date>
    <dc:date>2021-04-20T22:51:53.38</dc:date>
    <meta:editing-duration>PT4H26M43S</meta:editing-duration>
    <meta:editing-cycles>3</meta:editing-cycles>
    <meta:generator>OpenOffice/4.1.7$Win32 OpenOffice.org_project/417m1$Build-9800</meta:generator>
    <meta:document-statistic meta:table-count="0" meta:image-count="3" meta:object-count="0" meta:page-count="1" meta:paragraph-count="0" meta:word-count="0" meta:character-count="0"/>
  </office:meta>
</office:document-meta>
</file>